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0.003cm" table:align="margins"/>
    </style:style>
    <style:style style:name="Tabela1.A" style:family="table-column">
      <style:table-column-properties style:column-width="3.334cm" style:rel-column-width="10922*"/>
    </style:style>
    <style:style style:name="Tabela1.F" style:family="table-column">
      <style:table-column-properties style:column-width="3.334cm" style:rel-column-width="10925*"/>
    </style:style>
    <style:style style:name="Tabela1.1" style:family="table-row">
      <style:table-row-properties style:min-row-height="5.0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48b16" officeooo:paragraph-rsid="00048b16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officeooo:rsid="000594d5" officeooo:paragraph-rsid="000594d5"/>
    </style:style>
    <style:style style:name="P4" style:family="paragraph" style:parent-style-name="Standard">
      <style:paragraph-properties fo:text-align="start" style:justify-single-word="false"/>
      <style:text-properties officeooo:rsid="000594d5" officeooo:paragraph-rsid="000594d5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079e2f" officeooo:paragraph-rsid="00079e2f"/>
    </style:style>
    <style:style style:name="P7" style:family="paragraph" style:parent-style-name="Table_20_Contents">
      <style:paragraph-properties fo:text-align="center" style:justify-single-word="false"/>
      <style:text-properties officeooo:rsid="000955f7" officeooo:paragraph-rsid="000955f7"/>
    </style:style>
    <style:style style:name="P8" style:family="paragraph" style:parent-style-name="Table_20_Contents">
      <style:paragraph-properties fo:text-align="center" style:justify-single-word="false"/>
      <style:text-properties officeooo:rsid="0009dcbc" officeooo:paragraph-rsid="0009dcbc"/>
    </style:style>
    <style:style style:name="P9" style:family="paragraph" style:parent-style-name="Standard">
      <style:paragraph-properties fo:text-align="end" style:justify-single-word="false"/>
      <style:text-properties officeooo:rsid="000594d5" officeooo:paragraph-rsid="00048b16"/>
    </style:style>
    <style:style style:name="T1" style:family="text">
      <style:text-properties officeooo:rsid="00048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 <text:span text:style-name="T1">Lança o teu pão sobre as águas, porque depois de muitos dias o acharás.”</text:span></text:p>
      <text:p text:style-name="P1">Eclesiastes 11:1</text:p>
      <text:p text:style-name="P1"/>
      <text:p text:style-name="P9"/>
      <text:p text:style-name="P9"/>
      <text:p text:style-name="P3"/>
      <table:table table:name="Tabela1" table:style-name="Tabela1">
        <table:table-column table:style-name="Tabela1.A" table:number-columns-repeated="5"/>
        <table:table-column table:style-name="Tabela1.F"/>
        <table:table-row table:style-name="Tabela1.1"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Janeiro</text:p>
          </table:table-cell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Fevereiro</text:p>
          </table:table-cell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Março</text:p>
          </table:table-cell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Abril</text:p>
          </table:table-cell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Maio</text:p>
          </table:table-cell>
          <table:table-cell table:style-name="Tabela1.F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Junho</text:p>
          </table:table-cell>
        </table:table-row>
        <table:table-row table:style-name="Tabela1.1"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7">Julho</text:p>
          </table:table-cell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7">Agosto</text:p>
          </table:table-cell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7">Setembro</text:p>
          </table:table-cell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7">Outubro</text:p>
          </table:table-cell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8">Novembro</text:p>
          </table:table-cell>
          <table:table-cell table:style-name="Tabela1.F2" office:value-type="string">
            <text:p text:style-name="P5"/>
            <text:p text:style-name="P5"/>
            <text:p text:style-name="P5"/>
            <text:p text:style-name="P5"/>
            <text:p text:style-name="P8">Dezembr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5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0:26:44.064541845</meta:creation-date>
    <dc:date>2017-01-11T22:42:17.259604004</dc:date>
    <meta:editing-duration>PT7M50S</meta:editing-duration>
    <meta:editing-cycles>8</meta:editing-cycles>
    <meta:generator>LibreOffice/5.2.4.2.1$Linux_X86_64 LibreOffice_project/20m0$Build-2</meta:generator>
    <meta:document-statistic meta:table-count="1" meta:image-count="0" meta:object-count="0" meta:page-count="1" meta:paragraph-count="14" meta:word-count="29" meta:character-count="167" meta:non-whitespace-character-count="152"/>
  </office:meta>
</office:document-meta>
</file>